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6d02e" officeooo:paragraph-rsid="0017a9b6"/>
    </style:style>
    <style:style style:name="P2" style:family="paragraph" style:parent-style-name="Text_20_body">
      <style:text-properties officeooo:paragraph-rsid="0017a9b6"/>
    </style:style>
    <style:style style:name="P3" style:family="paragraph" style:parent-style-name="Text_20_body">
      <style:text-properties officeooo:paragraph-rsid="0018cb20"/>
    </style:style>
    <style:style style:name="P4" style:family="paragraph" style:parent-style-name="Text_20_body">
      <style:text-properties officeooo:rsid="0018cb20" officeooo:paragraph-rsid="0018cb20"/>
    </style:style>
    <style:style style:name="P5" style:family="paragraph" style:parent-style-name="Text_20_body">
      <style:text-properties officeooo:paragraph-rsid="001a2253"/>
    </style:style>
    <style:style style:name="P6" style:family="paragraph" style:parent-style-name="Text_20_body">
      <style:text-properties officeooo:rsid="001a2253" officeooo:paragraph-rsid="001a2253"/>
    </style:style>
    <style:style style:name="P7" style:family="paragraph" style:parent-style-name="Text_20_body">
      <style:text-properties officeooo:paragraph-rsid="001ce71a"/>
    </style:style>
    <style:style style:name="P8" style:family="paragraph" style:parent-style-name="Text_20_body">
      <style:text-properties officeooo:rsid="001ce71a" officeooo:paragraph-rsid="001ce71a"/>
    </style:style>
    <style:style style:name="P9" style:family="paragraph" style:parent-style-name="Text_20_body">
      <style:paragraph-properties fo:margin-left="0cm" fo:margin-right="0cm" fo:text-indent="0cm" style:auto-text-indent="false"/>
    </style:style>
    <style:style style:name="P10" style:family="paragraph" style:parent-style-name="Preformatted_20_Text">
      <style:text-properties officeooo:rsid="0016d02e" officeooo:paragraph-rsid="0016d02e"/>
    </style:style>
    <style:style style:name="P11" style:family="paragraph" style:parent-style-name="Heading_20_1">
      <style:paragraph-properties fo:text-align="center" style:justify-single-word="false"/>
      <style:text-properties style:text-underline-style="solid" style:text-underline-width="auto" style:text-underline-color="font-color" officeooo:paragraph-rsid="0017a9b6"/>
    </style:style>
    <style:style style:name="T1" style:family="text">
      <style:text-properties officeooo:rsid="0017a9b6"/>
    </style:style>
    <style:style style:name="T2" style:family="text">
      <style:text-properties officeooo:rsid="0018cb20"/>
    </style:style>
    <style:style style:name="T3" style:family="text">
      <style:text-properties officeooo:rsid="001a2253"/>
    </style:style>
    <style:style style:name="T4" style:family="text">
      <style:text-properties officeooo:rsid="001c17c6"/>
    </style:style>
    <style:style style:name="T5" style:family="text">
      <style:text-properties officeooo:rsid="001ce71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COMPRESSION DE FICHIERS TEXTE</text:h>
      <text:h text:style-name="P11" text:outline-level="1">PAR CODAGE DE HUFFMAN</text:h>
      <text:p text:style-name="Text_20_body"/>
      <text:h text:style-name="Heading_20_2" text:outline-level="2">Introduction</text:h>
      <text:p text:style-name="P10"/>
      <text:p text:style-name="Text_20_body">Le but de ce TP est de réaliser un programme en Ada de compression-décompression <text:s/>à <text:s/>l'aide <text:s/>de <text:s/>l'algorithme <text:s/>du <text:s/>codage <text:s/>de Huffman.</text:p>
      <text:p text:style-name="Text_20_body">Dans cette optique, il nous a été suggéré d'utiliser 4 modules : code.ads, dico.ads, file_priorite.ads et huffman.ads ; ceux-ci contenant des suggestions de fonctions et procédures à employer pour la réalisation de ce projet. Toutefois, d'autres ont été rajoutées par souci de clarté ou de factorisation.</text:p>
      <text:p text:style-name="P10"/>
      <text:p text:style-name="P10"/>
      <text:p text:style-name="P10"/>
      <text:h text:style-name="Heading_20_3" text:outline-level="3"><text:tab/><text:tab/>I/ Réalisation des structures de donées du projet</text:h>
      <text:p text:style-name="P10"/>
      <text:h text:style-name="Heading_20_4" text:outline-level="4">code.ads :</text:h>
      <text:p text:style-name="P2"><text:span text:style-name="T1">Le package code permet de représenter un code Binaire. En interne, le codage est représenté par une </text:span>liste.</text:p>
      <text:p text:style-name="List"><text:span text:style-name="T1">Les types </text:span>Code_Binaire et Iterateur_Code sont des pointeurs sur leurs homologues homonymes internes :</text:p>
      <text:p text:style-name="List"><text:tab/><text:tab/>→<text:span text:style-name="T2"> </text:span>Code_Binaire_Interne est une liste chaînée de Bits : cette implémentation a été retenue car la longueur d'un code est inconnu avant sa détermination. <text:span text:style-name="T1">Il aurait pu être possible d'implémenter cette liste dans un tableau de taille variable dans une amélioration future pour améliorer le coup mémoire et le temps de calcul.</text:span></text:p>
      <text:p text:style-name="Text_20_body"><text:tab/><text:tab/>→<text:span text:style-name="T2"> </text:span>Iterateur_Code_Interne est un pointeur sur un élément de cette liste (initialement le premier). <text:span text:style-name="T1">Il permet de parcourir de manière itérative la liste interne de bit tout en masquant la structure interne.</text:span></text:p>
      <text:p text:style-name="P1"><text:s/><text:span text:style-name="T1">Dans une amélioration future il aurait pu être possible de séparer l'implémentation d'une liste générique et de l'utiliser dans le package Code.</text:span></text:p>
      <text:h text:style-name="Heading_20_4" text:outline-level="4">dico.ads :</text:h>
      <text:p text:style-name="P3"><text:span text:style-name="T1">Le module Dico permet d'enregistrer la représentation de chaque caractères, et de leur associé un code. </text:span>La structure principale est un tableau <text:span text:style-name="T2">de Code</text:span> indicé selon des <text:span text:style-name="T2">Character</text:span>.</text:p>
      <text:p text:style-name="List"><text:soft-page-break/><text:span text:style-name="T2">La structure </text:span>Dico_Caracteres est un pointeur sur Dico_Caracteres_Interne. <text:span text:style-name="T2">Un </text:span>Dico_Caracteres_Interne est un enregistrement contenan<text:span text:style-name="T2">t :</text:span></text:p>
      <text:p text:style-name="List"><text:span text:style-name="T1"><text:tab/><text:tab/>→ l</text:span>e nombre de caractères différents dans le dictionnaire</text:p>
      <text:p text:style-name="List"><text:span text:style-name="T1"><text:tab/><text:tab/>→ le </text:span>nombre de caractères total dans le dictionnaire (total des occurrences)</text:p>
      <text:p text:style-name="List"><text:span text:style-name="T2"><text:tab/><text:tab/>→ un </text:span>tableau ayant des <text:span text:style-name="T2">Character</text:span> pour indices et des Info_Caractere pour valeurs.</text:p>
      <text:p text:style-name="List"><text:span text:style-name="T2">La structure I</text:span>nfo_Caractere est un enregistrement contenant :</text:p>
      <text:p text:style-name="List"><text:span text:style-name="T2"><text:tab/><text:tab/>→ l</text:span>e code associé au caractère (indice du tableau)</text:p>
      <text:p text:style-name="List"><text:span text:style-name="T2"><text:tab/><text:tab/>→ l</text:span>e nombre d'occurrences du caractère.</text:p>
      <text:p text:style-name="P10"/>
      <text:h text:style-name="Heading_20_4" text:outline-level="4">file_priorite.ads :</text:h>
      <text:p text:style-name="Text_20_body">La file de priorité est implémentée comme un tas <text:span text:style-name="T2">implémenté par</text:span> d'un tableau et d'un <text:span text:style-name="T2">entier représentant le</text:span> nombre d'éléments <text:span text:style-name="T2">actuellement dans la file de prioritée. À chaque ajout ou suppression d'éléments dans le tas, la structure de celui-ci est maintenu à jour.</text:span></text:p>
      <text:p text:style-name="List"><text:span text:style-name="T2">La structure </text:span>File_Prio est un pointeur sur File_Interne. <text:span text:style-name="T2">Une </text:span>File_Interne est un enregistrement contenant :</text:p>
      <text:p text:style-name="List"><text:tab/><text:tab/>→<text:span text:style-name="T2"> </text:span>Le nombre d'éléments dans la <text:s/>file.</text:p>
      <text:p text:style-name="List"><text:tab/><text:tab/>→<text:span text:style-name="T2"> </text:span>Un tableau d'Element_Tas.</text:p>
      <text:p text:style-name="List"><text:span text:style-name="T2">La structure </text:span>Element_Tas est un enregistrement contenant :</text:p>
      <text:p text:style-name="List"><text:tab/><text:tab/>→<text:span text:style-name="T2"> </text:span>Une Donnee (type générique).</text:p>
      <text:p text:style-name="Text_20_body"><text:tab/><text:tab/>→<text:span text:style-name="T2"> </text:span>Une Priorite (type générique).</text:p>
      <text:p text:style-name="P4">Il aurait été possible dans une amélioration future de séparer l'implémentation du tas.</text:p>
      <text:h text:style-name="Heading_20_4" text:outline-level="4">huffman.ads :</text:h>
      <text:p text:style-name="Text_20_body">L'arbre de Huffman est implémentée comme un arbre classique.</text:p>
      <text:p text:style-name="List"><text:span text:style-name="T2">La structure </text:span>Arbre_Huffman est un pointeur sur Internal_Huffman. Internal_Huffman est un enregistrement contenant :</text:p>
      <text:p text:style-name="List"><text:tab/><text:tab/>→<text:span text:style-name="T2"> </text:span>L'Arbre de Huffman à proprement parler.</text:p>
      <text:p text:style-name="List"><text:tab/><text:tab/>→<text:span text:style-name="T2"> </text:span>Le dictionnaire lié à l'arbre.</text:p>
      <text:p text:style-name="List"><text:tab/><text:tab/>→<text:span text:style-name="T2"> </text:span>Le nombre de caractères dans l'arbre et le dictionnaire.</text:p>
      <text:p text:style-name="List"><text:span text:style-name="T2">Un </text:span>Arbre est un pointeur sur un Noeud. Un Noeud est un enregistrement contenant :</text:p>
      <text:p text:style-name="List"><text:tab/><text:tab/>→<text:span text:style-name="T2"> </text:span>Un caractère.</text:p>
      <text:p text:style-name="Text_20_body"><text:tab/><text:tab/>→<text:span text:style-name="T2"> </text:span>Deux fils, qui sont des Arbres.</text:p>
      <text:p text:style-name="Text_20_body">Ce module <text:span text:style-name="T2">utilise</text:span> le package file_priorite, en employant les types Arbres et Integer en lieu et place de Donnee et Priorite, ainsi que la fonction "&lt;" pour déteriner la priorité d'un élémet par rapport à un autre.</text:p>
      <text:p text:style-name="Text_20_body">La <text:s/>majorité des fonctions et procédures ajoutées en plus de celles suggérées sont dans ce package : ainsi, il y a une fonction affichant graphiquement l'arbre, par exemple.</text:p>
      <text:p text:style-name="P10"><text:soft-page-break/></text:p>
      <text:p text:style-name="P10"/>
      <text:h text:style-name="Heading_20_3" text:outline-level="3"><text:tab/><text:tab/>II/ Couts des algorithmes principaux</text:h>
      <text:p text:style-name="P10"/>
      <text:h text:style-name="Heading_20_4" text:outline-level="4">code.ads :</text:h>
      <text:p text:style-name="Text_20_body">Etant implémentée sous forme simplement <text:span text:style-name="T2">d'une liste simplement</text:span> chaînée, l<text:span text:style-name="T2">a</text:span> procédure <text:span text:style-name="T2">Ajoute_Avant est en O(1), tandis que</text:span> Ajoute_Apres <text:span text:style-name="T2">et Longueur sont</text:span> en O(n). Tous les autres algorithmes du package sont en O(1).</text:p>
      <text:h text:style-name="Heading_20_4" text:outline-level="4">dico.ads :</text:h>
      <text:p text:style-name="Text_20_body"><text:tab/>La structure principale du dictionnaire étant un tableau dont on accède directement depuis un caractère, la majorité des algorithmes sont en O(1). Seul la procédure Affiche est en O(n), étant donné que l'on parcourt le tableau intégralement.</text:p>
      <text:h text:style-name="Heading_20_4" text:outline-level="4">file_priorite.ads :</text:h>
      <text:p text:style-name="Text_20_body">La file de priorité est implémentée comme <text:span text:style-name="T2">tas stoqué dans un tableau</text:span> : les opérations principales (Insere et <text:s/>Supprime) sont en log₂(n). La fonction vérifiant si un élément appartient à la file est en O(n), et tous les autres algorithmes sont en O(1).</text:p>
      <text:h text:style-name="Heading_20_4" text:outline-level="4">huffman.ads :</text:h>
      <text:p text:style-name="Text_20_body"><text:span text:style-name="T2">La procédure Affiche est en O(n), vu qu'il faut lire tout les éléments de l'arbre. Cree_Huffman est en O(nombre de caractères du fichier à compresser), de même que Ecrit_Huffman. En effet, il faut lire une première fois tout le texte pour connaître le nombre d'occurences de chaque lettre, pu le lire une deuxième fois pour compresser chaque caractères. Les autres fonction sont en O(1).</text:span></text:p>
      <text:p text:style-name="P4">Le package contient également une fonction de tests qui permet sur un exemple simple connu de tester son fonctionnement.</text:p>
      <text:p text:style-name="P10"/>
      <text:p text:style-name="P10"/>
      <text:p text:style-name="P10"/>
      <text:h text:style-name="Heading_20_3" text:outline-level="3"><text:tab/><text:tab/>III/ <text:s/>Résultats obtenus</text:h>
      <text:p text:style-name="P10"/>
      <text:p text:style-name="Text_20_body">Le <text:s/>développement de ce <text:s/>projet s'est effectué de manière par<text:span text:style-name="T2">a</text:span>llèle : nous avons ainsi codé et testé les packages séparément afin de s'assurer de leur rigidité<text:span text:style-name="T2">e</text:span>. <text:span text:style-name="T2">Nous avons de plus créer des tests unitaire pour valider le fonctionnement de tous modules.</text:span></text:p>
      <text:p text:style-name="P5">Ainsi, les fichiers test_code.adb, test_file_priorite.adb et test_huffman vérifient les packages qui leur sont associés.</text:p>
      <text:p text:style-name="P7"><text:span text:style-name="T5">Pour les tests, nous avons générés un</text:span> petit arbre de Huffman grâce au fichier Tests/3a_4b_5c_6d_7e.txt. <text:span text:style-name="T3">Ce fichier contient 3 fois la lettre 'a', 4 fois la lettre 'b'… et nous a permis de tester facilement les étapes de compression et de décompression.</text:span></text:p>
      <text:p text:style-name="P5"><text:soft-page-break/>L'affichage graphique des arbres de Huffman s'est avérée extrêmement pratique pour débugger. <text:span text:style-name="T5">En voici un exemple :</text:span></text:p>
      <text:p text:style-name="Preformatted_20_Text">┬─0─┬─0─┬─0─┬─0─ <text:s text:c="23"/>t: <text:s/>( 2 occurrences)</text:p>
      <text:p text:style-name="Preformatted_20_Text">│ <text:s text:c="2"/>│ <text:s text:c="2"/>│ <text:s text:c="2"/>└─1─┬─0─ <text:s text:c="19"/>': <text:s/>( 1 occurrences)</text:p>
      <text:p text:style-name="Preformatted_20_Text">│ <text:s text:c="2"/>│ <text:s text:c="2"/>│ <text:s text:c="2"/>│ <text:s text:c="2"/>└─1─ <text:s text:c="19"/>: <text:s/>( 1 occurrences)</text:p>
      <text:p text:style-name="Preformatted_20_Text">│ <text:s text:c="2"/>│ <text:s text:c="2"/>└─1─┬─0─ <text:s text:c="23"/>a: <text:s/>( 2 occurrences)</text:p>
      <text:p text:style-name="Preformatted_20_Text">│ <text:s text:c="2"/>│ <text:s text:c="2"/>│ <text:s text:c="2"/>└─1─ <text:s text:c="23"/>c: <text:s/>( 2 occurrences)</text:p>
      <text:p text:style-name="Preformatted_20_Text">│ <text:s text:c="2"/>└─1─┬─0─ <text:s text:c="27"/>e: <text:s/>( 4 occurrences)</text:p>
      <text:p text:style-name="Preformatted_20_Text">│ <text:s text:c="2"/>│ <text:s text:c="2"/>└─1─┬─0─┬─0─ <text:s text:c="19"/>d: <text:s/>( 1 occurrences)</text:p>
      <text:p text:style-name="Preformatted_20_Text">│ <text:s text:c="2"/>│ <text:s text:c="2"/>│ <text:s text:c="2"/>│ <text:s text:c="2"/>└─1─ <text:s text:c="19"/>: <text:s/>( 1 occurrences)</text:p>
      <text:p text:style-name="Preformatted_20_Text">│ <text:s text:c="2"/>│ <text:s text:c="2"/>│ <text:s text:c="2"/>└─1─┬─0─ <text:s text:c="19"/>n: <text:s/>( 1 occurrences)</text:p>
      <text:p text:style-name="Preformatted_20_Text">│ <text:s text:c="2"/>│ <text:s text:c="2"/>│ <text:s text:c="2"/>│ <text:s text:c="2"/>└─1─ <text:s text:c="19"/>m: <text:s/>( 1 occurrences)</text:p>
      <text:p text:style-name="Preformatted_20_Text">└─1─┬─0─┬─0─┬─0─┬─0─ <text:s text:c="19"/>h: <text:s/>( 1 occurrences)</text:p>
      <text:p text:style-name="Preformatted_20_Text">│ <text:s text:c="2"/>│ <text:s text:c="2"/>│ <text:s text:c="2"/>│ <text:s text:c="2"/>└─1─ <text:s text:c="19"/>I: <text:s/>( 1 occurrences)</text:p>
      <text:p text:style-name="Preformatted_20_Text">│ <text:s text:c="2"/>│ <text:s text:c="2"/>│ <text:s text:c="2"/>└─1─┬─0─ <text:s text:c="19"/>P: <text:s/>( 1 occurrences)</text:p>
      <text:p text:style-name="Preformatted_20_Text">│ <text:s text:c="2"/>│ <text:s text:c="2"/>│ <text:s text:c="2"/>│ <text:s text:c="2"/>└─1─ <text:s text:c="19"/>l: <text:s/>( 1 occurrences)</text:p>
      <text:p text:style-name="Preformatted_20_Text">│ <text:s text:c="2"/>│ <text:s text:c="2"/>└─1─┬─0─ <text:s text:c="23"/>p: <text:s/>( 2 occurrences)</text:p>
      <text:p text:style-name="Preformatted_20_Text">│ <text:s text:c="2"/>│ <text:s text:c="2"/>│ <text:s text:c="2"/>└─1─ <text:s text:c="23"/>.: <text:s/>( 3 occurrences)</text:p>
      <text:p text:style-name="Preformatted_20_Text">│ <text:s text:c="2"/>└─1─┬─0─┬─0─ <text:s text:c="23"/>r: <text:s/>( 3 occurrences)</text:p>
      <text:p text:style-name="Preformatted_20_Text">│ <text:s text:c="2"/>│ <text:s text:c="2"/>│ <text:s text:c="2"/>└─1─┬─0─┬─0─ <text:s text:c="15"/>,: <text:s/>( 1 occurrences)</text:p>
      <text:p text:style-name="Preformatted_20_Text">│ <text:s text:c="2"/>│ <text:s text:c="2"/>│ <text:s text:c="2"/>│ <text:s text:c="2"/>│ <text:s text:c="2"/>└─1─ <text:s text:c="15"/>T: <text:s/>( 1 occurrences)</text:p>
      <text:p text:style-name="Preformatted_20_Text">│ <text:s text:c="2"/>│ <text:s text:c="2"/>│ <text:s text:c="2"/>│ <text:s text:c="2"/>└─1─ <text:s text:c="19"/>s: <text:s/>( 2 occurrences)</text:p>
      <text:p text:style-name="Preformatted_20_Text">│ <text:s text:c="2"/>│ <text:s text:c="2"/>└─1─ <text:s text:c="28"/>: <text:s/>( 7 occurrences)</text:p>
      <text:p text:style-name="Preformatted_20_Text"/>
      <text:p text:style-name="P9"/>
      <text:p text:style-name="P6">Malheuresement nous n'avons pas réussis à terminer le TP dans le temps imparti, mais nous étions proche du but. En effet, seul les tout premiers et les tout derniers caractères ne sont pas correctement décompressés. À ceci pr<text:span text:style-name="T4">êt</text:span>, tout les packages autres que Huffman sont fonctionnels et testés en détails.</text:p>
      <text:p text:style-name="P10"/>
      <text:p text:style-name="P10"/>
      <text:h text:style-name="Heading_20_2" text:outline-level="2"><text:tab/><text:tab/>Conclusion</text:h>
      <text:p text:style-name="P10"/>
      <text:p text:style-name="Text_20_body">Au cours de ce projet, nous avons manipulé simulatanément les principales structures de données rencontrées en programmation ; chaque structure est plus ou moins indiquée suivant la situation, il n'y a pas <text:span text:style-name="T3">forcément</text:span> de structure meilleure dans tous les cas.</text:p>
      <text:p text:style-name="Text_20_body">A partir d'un moment, il a été prévu, si on avait eu le temps, de créer des modules génériques de liste, de tas et d'arbre génériques à utiliser respectivement pour les modules code.ads, file_priorite.ads et huffman.ads, <text:span text:style-name="T3">mais cela ne s'est pas révélé être le c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loext:contextual-spacing="false" fo:line-height="120%" fo:text-align="justify" style:justify-single-word="false" fo:text-indent="1.499cm" style:auto-text-indent="false" style:page-number="auto" style:shadow="none"/>
    </style:style>
    <style:style style:name="List" style:family="paragraph" style:parent-style-name="Text_20_body" style:class="list">
      <style:paragraph-properties fo:margin-top="0cm" fo:margin-bottom="0cm" loext:contextual-spacing="fals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shadow="none"/>
      <style:text-properties fo:font-size="130%" style:text-underline-style="solid" style:text-underline-width="auto" style:text-underline-color="font-color" fo:font-weight="bold" style:font-size-asian="130%" style:font-weight-asian="bold" style:font-size-complex="130%" style:font-weight-complex="6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Linux_X86_64 LibreOffice_project/430m0$Build-1</meta:generator>
    <dc:date>2014-12-04T17:38:05.327708969</dc:date>
    <meta:editing-duration>PT11M1S</meta:editing-duration>
    <meta:editing-cycles>3</meta:editing-cycles>
    <meta:document-statistic meta:table-count="0" meta:image-count="0" meta:object-count="0" meta:page-count="4" meta:paragraph-count="81" meta:word-count="1192" meta:character-count="7815" meta:non-whitespace-character-count="6084"/>
  </office:meta>
</office:document-meta>
</file>